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8.1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ztertestcubestanfo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cube</text:p>
          </table:table-cell>
          <table:table-cell office:value-type="string" calcext:value-type="string">
            <text:p>stanford</text:p>
          </table:table-cell>
        </table:table-row>
        <table:table-row table:style-name="ro1">
          <table:table-cell office:value-type="string" calcext:value-type="string">
            <text:p>Number of words (total)</text:p>
          </table:table-cell>
          <table:table-cell table:number-columns-repeated="2"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Number of distinct words (total)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Number of words with punctuation (total)</text:p>
          </table:table-cell>
          <table:table-cell office:value-type="float" office:value="729" calcext:value-type="float">
            <text:p>729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Number of paragraphs (total)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ber of paragraphs (incidence per 1000 words)</text:p>
          </table:table-cell>
          <table:table-cell table:number-columns-repeated="2" office:value-type="float" office:value="21.2014" calcext:value-type="float">
            <text:p>21,2014</text:p>
          </table:table-cell>
        </table:table-row>
        <table:table-row table:style-name="ro1">
          <table:table-cell office:value-type="string" calcext:value-type="string">
            <text:p>Number of sentences (total)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umber of sentences (incidence per 1000 words)</text:p>
          </table:table-cell>
          <table:table-cell table:number-columns-repeated="2" office:value-type="float" office:value="53.0035" calcext:value-type="float">
            <text:p>53,0035</text:p>
          </table:table-cell>
        </table:table-row>
        <table:table-row table:style-name="ro1">
          <table:table-cell office:value-type="string" calcext:value-type="string">
            <text:p>Length of paragraphs (mean)</text:p>
          </table:table-cell>
          <table:table-cell office:value-type="float" office:value="2.5" calcext:value-type="float">
            <text:p>2,5</text:p>
          </table:table-cell>
          <table:table-cell office:value-type="float" office:value="2.4167" calcext:value-type="float">
            <text:p>2,4167</text:p>
          </table:table-cell>
        </table:table-row>
        <table:table-row table:style-name="ro1">
          <table:table-cell office:value-type="string" calcext:value-type="string">
            <text:p>Standard deviation of length of paragraphs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2" calcext:value-type="float">
            <text:p>0,862</text:p>
          </table:table-cell>
        </table:table-row>
        <table:table-row table:style-name="ro1">
          <table:table-cell office:value-type="string" calcext:value-type="string">
            <text:p>Number of words (length) in sentences (mean)</text:p>
          </table:table-cell>
          <table:table-cell office:value-type="float" office:value="18.2" calcext:value-type="float">
            <text:p>18,2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string" calcext:value-type="string">
            <text:p>Number of words (length) in sentences (standard deviation)</text:p>
          </table:table-cell>
          <table:table-cell office:value-type="float" office:value="7.4762" calcext:value-type="float">
            <text:p>7,4762</text:p>
          </table:table-cell>
          <table:table-cell office:value-type="float" office:value="8.593" calcext:value-type="float">
            <text:p>8,593</text:p>
          </table:table-cell>
        </table:table-row>
        <table:table-row table:style-name="ro1">
          <table:table-cell office:value-type="string" calcext:value-type="string">
            <text:p>Number of words (length) of sentences without stopwords (mean)</text:p>
          </table:table-cell>
          <table:table-cell office:value-type="float" office:value="15.4" calcext:value-type="float">
            <text:p>15,4</text:p>
          </table:table-cell>
          <table:table-cell office:value-type="float" office:value="15.3667" calcext:value-type="float">
            <text:p>15,3667</text:p>
          </table:table-cell>
        </table:table-row>
        <table:table-row table:style-name="ro1">
          <table:table-cell office:value-type="string" calcext:value-type="string">
            <text:p>Number of words (length) of sentences without stopwords (standard deviation)</text:p>
          </table:table-cell>
          <table:table-cell office:value-type="float" office:value="5.7712" calcext:value-type="float">
            <text:p>5,7712</text:p>
          </table:table-cell>
          <table:table-cell office:value-type="float" office:value="7.7092" calcext:value-type="float">
            <text:p>7,7092</text:p>
          </table:table-cell>
        </table:table-row>
        <table:table-row table:style-name="ro1">
          <table:table-cell office:value-type="string" calcext:value-type="string">
            <text:p>Mean number of syllables (length) in words</text:p>
          </table:table-cell>
          <table:table-cell table:number-columns-repeated="2" office:value-type="float" office:value="1.523" calcext:value-type="float">
            <text:p>1,523</text:p>
          </table:table-cell>
        </table:table-row>
        <table:table-row table:style-name="ro1">
          <table:table-cell office:value-type="string" calcext:value-type="string">
            <text:p>Standard deviation of the mean number of syllables in words</text:p>
          </table:table-cell>
          <table:table-cell table:number-columns-repeated="2" office:value-type="float" office:value="0.8356" calcext:value-type="float">
            <text:p>0,8356</text:p>
          </table:table-cell>
        </table:table-row>
        <table:table-row table:style-name="ro1">
          <table:table-cell office:value-type="string" calcext:value-type="string">
            <text:p>Mean number of letters (length) in words</text:p>
          </table:table-cell>
          <table:table-cell office:value-type="float" office:value="4.5458" calcext:value-type="float">
            <text:p>4,5458</text:p>
          </table:table-cell>
          <table:table-cell office:value-type="float" office:value="4.6705" calcext:value-type="float">
            <text:p>4,6705</text:p>
          </table:table-cell>
        </table:table-row>
        <table:table-row table:style-name="ro1">
          <table:table-cell office:value-type="string" calcext:value-type="string">
            <text:p>Standard deviation of number of letters in words</text:p>
          </table:table-cell>
          <table:table-cell office:value-type="float" office:value="2.5164" calcext:value-type="float">
            <text:p>2,5164</text:p>
          </table:table-cell>
          <table:table-cell office:value-type="float" office:value="2.4919" calcext:value-type="float">
            <text:p>2,4919</text:p>
          </table:table-cell>
        </table:table-row>
        <table:table-row table:style-name="ro1">
          <table:table-cell office:value-type="string" calcext:value-type="string">
            <text:p>Mean number of letters (length) in words without stopwords</text:p>
          </table:table-cell>
          <table:table-cell office:value-type="float" office:value="6.2321" calcext:value-type="float">
            <text:p>6,2321</text:p>
          </table:table-cell>
          <table:table-cell office:value-type="float" office:value="6.3504" calcext:value-type="float">
            <text:p>6,3504</text:p>
          </table:table-cell>
        </table:table-row>
        <table:table-row table:style-name="ro1">
          <table:table-cell office:value-type="string" calcext:value-type="string">
            <text:p>Standard deviation of the mean number of letter in words without stopwords</text:p>
          </table:table-cell>
          <table:table-cell office:value-type="float" office:value="2.2771" calcext:value-type="float">
            <text:p>2,2771</text:p>
          </table:table-cell>
          <table:table-cell office:value-type="float" office:value="2.2118" calcext:value-type="float">
            <text:p>2,2118</text:p>
          </table:table-cell>
        </table:table-row>
        <table:table-row table:style-name="ro1">
          <table:table-cell office:value-type="string" calcext:value-type="string">
            <text:p>Mean number of letters (length) in lemmas</text:p>
          </table:table-cell>
          <table:table-cell office:value-type="float" office:value="4.2546" calcext:value-type="float">
            <text:p>4,2546</text:p>
          </table:table-cell>
          <table:table-cell office:value-type="float" office:value="4.3428" calcext:value-type="float">
            <text:p>4,3428</text:p>
          </table:table-cell>
        </table:table-row>
        <table:table-row table:style-name="ro1">
          <table:table-cell office:value-type="string" calcext:value-type="string">
            <text:p>Standard deviation of letters (length) in lemmas</text:p>
          </table:table-cell>
          <table:table-cell office:value-type="float" office:value="2.2676" calcext:value-type="float">
            <text:p>2,2676</text:p>
          </table:table-cell>
          <table:table-cell office:value-type="float" office:value="2.2348" calcext:value-type="float">
            <text:p>2,2348</text:p>
          </table:table-cell>
        </table:table-row>
        <table:table-row table:style-name="ro1">
          <table:table-cell office:value-type="string" calcext:value-type="string">
            <text:p>Lexical Density</text:p>
          </table:table-cell>
          <table:table-cell office:value-type="float" office:value="0.5177" calcext:value-type="float">
            <text:p>0,5177</text:p>
          </table:table-cell>
          <table:table-cell office:value-type="float" office:value="0.4965" calcext:value-type="float">
            <text:p>0,4965</text:p>
          </table:table-cell>
        </table:table-row>
        <table:table-row table:style-name="ro1">
          <table:table-cell office:value-type="string" calcext:value-type="string">
            <text:p>Noun Density</text:p>
          </table:table-cell>
          <table:table-cell office:value-type="float" office:value="0.2703" calcext:value-type="float">
            <text:p>0,2703</text:p>
          </table:table-cell>
          <table:table-cell office:value-type="float" office:value="0.2544" calcext:value-type="float">
            <text:p>0,2544</text:p>
          </table:table-cell>
        </table:table-row>
        <table:table-row table:style-name="ro1">
          <table:table-cell office:value-type="string" calcext:value-type="string">
            <text:p>Verb Density</text:p>
          </table:table-cell>
          <table:table-cell office:value-type="float" office:value="0.1396" calcext:value-type="float">
            <text:p>0,1396</text:p>
          </table:table-cell>
          <table:table-cell office:value-type="float" office:value="0.1378" calcext:value-type="float">
            <text:p>0,1378</text:p>
          </table:table-cell>
        </table:table-row>
        <table:table-row table:style-name="ro1">
          <table:table-cell office:value-type="string" calcext:value-type="string">
            <text:p>Adjective Density</text:p>
          </table:table-cell>
          <table:table-cell table:number-columns-repeated="2" office:value-type="float" office:value="0.0636" calcext:value-type="float">
            <text:p>0,0636</text:p>
          </table:table-cell>
        </table:table-row>
        <table:table-row table:style-name="ro1">
          <table:table-cell office:value-type="string" calcext:value-type="string">
            <text:p>Adverb Density</text:p>
          </table:table-cell>
          <table:table-cell office:value-type="float" office:value="0.0442" calcext:value-type="float">
            <text:p>0,0442</text:p>
          </table:table-cell>
          <table:table-cell office:value-type="float" office:value="0.0406" calcext:value-type="float">
            <text:p>0,0406</text:p>
          </table:table-cell>
        </table:table-row>
        <table:table-row table:style-name="ro1">
          <table:table-cell office:value-type="string" calcext:value-type="string">
            <text:p>STTR (Simple Type-Token Ratio) </text:p>
          </table:table-cell>
          <table:table-cell table:number-columns-repeated="2" office:value-type="float" office:value="0.4488" calcext:value-type="float">
            <text:p>0,4488</text:p>
          </table:table-cell>
        </table:table-row>
        <table:table-row table:style-name="ro1">
          <table:table-cell office:value-type="string" calcext:value-type="string">
            <text:p>CTTR (Content Type-Token Ratio)</text:p>
          </table:table-cell>
          <table:table-cell office:value-type="float" office:value="0.7551" calcext:value-type="float">
            <text:p>0,7551</text:p>
          </table:table-cell>
          <table:table-cell office:value-type="float" office:value="0.7597" calcext:value-type="float">
            <text:p>0,7597</text:p>
          </table:table-cell>
        </table:table-row>
        <table:table-row table:style-name="ro1">
          <table:table-cell office:value-type="string" calcext:value-type="string">
            <text:p>NTTR (Noun Type-Token Ratio)</text:p>
          </table:table-cell>
          <table:table-cell office:value-type="float" office:value="0.6275" calcext:value-type="float">
            <text:p>0,6275</text:p>
          </table:table-cell>
          <table:table-cell office:value-type="float" office:value="0.6667" calcext:value-type="float">
            <text:p>0,6667</text:p>
          </table:table-cell>
        </table:table-row>
        <table:table-row table:style-name="ro1">
          <table:table-cell office:value-type="string" calcext:value-type="string">
            <text:p>VTTR (Verb Type-Token Ratio)</text:p>
          </table:table-cell>
          <table:table-cell office:value-type="float" office:value="0.7595" calcext:value-type="float">
            <text:p>0,7595</text:p>
          </table:table-cell>
          <table:table-cell office:value-type="float" office:value="0.7564" calcext:value-type="float">
            <text:p>0,7564</text:p>
          </table:table-cell>
        </table:table-row>
        <table:table-row table:style-name="ro1">
          <table:table-cell office:value-type="string" calcext:value-type="string">
            <text:p>AdjTTR (Adj Type-Token Ratio)</text:p>
          </table:table-cell>
          <table:table-cell table:number-columns-repeated="2" office:value-type="float" office:value="0.8333" calcext:value-type="float">
            <text:p>0,8333</text:p>
          </table:table-cell>
        </table:table-row>
        <table:table-row table:style-name="ro1">
          <table:table-cell office:value-type="string" calcext:value-type="string">
            <text:p>AdvTTR (Adv Type-Token Ratio)</text:p>
          </table:table-cell>
          <table:table-cell office:value-type="float" office:value="0.8" calcext:value-type="float">
            <text:p>0,8</text:p>
          </table:table-cell>
          <table:table-cell office:value-type="float" office:value="0.7826" calcext:value-type="float">
            <text:p>0,7826</text:p>
          </table:table-cell>
        </table:table-row>
        <table:table-row table:style-name="ro1">
          <table:table-cell office:value-type="string" calcext:value-type="string">
            <text:p>LSTTR (Lemma Simple Type-Token Ratio)</text:p>
          </table:table-cell>
          <table:table-cell office:value-type="float" office:value="0.5141" calcext:value-type="float">
            <text:p>0,5141</text:p>
          </table:table-cell>
          <table:table-cell office:value-type="float" office:value="0.5035" calcext:value-type="float">
            <text:p>0,5035</text:p>
          </table:table-cell>
        </table:table-row>
        <table:table-row table:style-name="ro1">
          <table:table-cell office:value-type="string" calcext:value-type="string">
            <text:p>LCTTR (Lemma Content Type-Token Ratio)</text:p>
          </table:table-cell>
          <table:table-cell office:value-type="float" office:value="0.7168" calcext:value-type="float">
            <text:p>0,7168</text:p>
          </table:table-cell>
          <table:table-cell office:value-type="float" office:value="0.7158" calcext:value-type="float">
            <text:p>0,7158</text:p>
          </table:table-cell>
        </table:table-row>
        <table:table-row table:style-name="ro1">
          <table:table-cell office:value-type="string" calcext:value-type="string">
            <text:p>LNTTR (Lemma Noun Type-Token Ratio)</text:p>
          </table:table-cell>
          <table:table-cell office:value-type="float" office:value="0.5882" calcext:value-type="float">
            <text:p>0,5882</text:p>
          </table:table-cell>
          <table:table-cell office:value-type="float" office:value="0.6319" calcext:value-type="float">
            <text:p>0,6319</text:p>
          </table:table-cell>
        </table:table-row>
        <table:table-row table:style-name="ro1">
          <table:table-cell office:value-type="string" calcext:value-type="string">
            <text:p>LVTTR (Lemma Verb Type-Token Ratio)</text:p>
          </table:table-cell>
          <table:table-cell office:value-type="float" office:value="0.6456" calcext:value-type="float">
            <text:p>0,6456</text:p>
          </table:table-cell>
          <table:table-cell office:value-type="float" office:value="0.6154" calcext:value-type="float">
            <text:p>0,6154</text:p>
          </table:table-cell>
        </table:table-row>
        <table:table-row table:style-name="ro1">
          <table:table-cell office:value-type="string" calcext:value-type="string">
            <text:p>LAdjTTR (Lemma Adj Type-Token Ratio)</text:p>
          </table:table-cell>
          <table:table-cell table:number-columns-repeated="2" office:value-type="float" office:value="0.8333" calcext:value-type="float">
            <text:p>0,8333</text:p>
          </table:table-cell>
        </table:table-row>
        <table:table-row table:style-name="ro1">
          <table:table-cell office:value-type="string" calcext:value-type="string">
            <text:p>LAdvTTR (Lemma Adv Type-Token Ratio)</text:p>
          </table:table-cell>
          <table:table-cell office:value-type="float" office:value="0.8" calcext:value-type="float">
            <text:p>0,8</text:p>
          </table:table-cell>
          <table:table-cell office:value-type="float" office:value="0.7826" calcext:value-type="float">
            <text:p>0,7826</text:p>
          </table:table-cell>
        </table:table-row>
        <table:table-row table:style-name="ro1">
          <table:table-cell office:value-type="string" calcext:value-type="string">
            <text:p>Honore Lexical Density</text:p>
          </table:table-cell>
          <table:table-cell office:value-type="float" office:value="920.0202" calcext:value-type="float">
            <text:p>920,0202</text:p>
          </table:table-cell>
          <table:table-cell office:value-type="float" office:value="957.8293" calcext:value-type="float">
            <text:p>957,8293</text:p>
          </table:table-cell>
        </table:table-row>
        <table:table-row table:style-name="ro1">
          <table:table-cell office:value-type="string" calcext:value-type="string">
            <text:p>Maas Lexical Density</text:p>
          </table:table-cell>
          <table:table-cell table:number-columns-repeated="2"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Measure of Textual Lexical Diversity (MTLD)</text:p>
          </table:table-cell>
          <table:table-cell table:number-columns-repeated="2" office:value-type="float" office:value="96.4998" calcext:value-type="float">
            <text:p>96,4998</text:p>
          </table:table-cell>
        </table:table-row>
        <table:table-row table:style-name="ro1">
          <table:table-cell office:value-type="string" calcext:value-type="string">
            <text:p>Flesch-Kincaid Grade level</text:p>
          </table:table-cell>
          <table:table-cell table:number-columns-repeated="2" office:value-type="float" office:value="9.739" calcext:value-type="float">
            <text:p>9,739</text:p>
          </table:table-cell>
        </table:table-row>
        <table:table-row table:style-name="ro1">
          <table:table-cell office:value-type="string" calcext:value-type="string">
            <text:p>Flesch readability ease</text:p>
          </table:table-cell>
          <table:table-cell table:number-columns-repeated="2" office:value-type="float" office:value="58.8422" calcext:value-type="float">
            <text:p>58,8422</text:p>
          </table:table-cell>
        </table:table-row>
        <table:table-row table:style-name="ro1">
          <table:table-cell office:value-type="string" calcext:value-type="string">
            <text:p>Dale-Chall readability formula</text:p>
          </table:table-cell>
          <table:table-cell office:value-type="float" office:value="8.5337" calcext:value-type="float">
            <text:p>8,5337</text:p>
          </table:table-cell>
          <table:table-cell office:value-type="float" office:value="8.1153" calcext:value-type="float">
            <text:p>8,1153</text:p>
          </table:table-cell>
        </table:table-row>
        <table:table-row table:style-name="ro1">
          <table:table-cell office:value-type="string" calcext:value-type="string">
            <text:p>Simple Measure Of Gobbledygook (SMOG) grade</text:p>
          </table:table-cell>
          <table:table-cell table:number-columns-repeated="2" office:value-type="float" office:value="7.7935" calcext:value-type="float">
            <text:p>7,7935</text:p>
          </table:table-cell>
        </table:table-row>
        <table:table-row table:style-name="ro1">
          <table:table-cell office:value-type="string" calcext:value-type="string">
            <text:p>Number of verbs in past tense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umber of verbs in past tense (incidence per 1000 words)</text:p>
          </table:table-cell>
          <table:table-cell table:number-columns-repeated="2" office:value-type="float" office:value="72.4382" calcext:value-type="float">
            <text:p>72,4382</text:p>
          </table:table-cell>
        </table:table-row>
        <table:table-row table:style-name="ro1">
          <table:table-cell office:value-type="string" calcext:value-type="string">
            <text:p>Number of verbs in present tens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ber of verbs in present tense (incidence per 1000 words)</text:p>
          </table:table-cell>
          <table:table-cell office:value-type="float" office:value="19.4346" calcext:value-type="float">
            <text:p>19,4346</text:p>
          </table:table-cell>
          <table:table-cell office:value-type="float" office:value="26.5018" calcext:value-type="float">
            <text:p>26,5018</text:p>
          </table:table-cell>
        </table:table-row>
        <table:table-row table:style-name="ro1">
          <table:table-cell office:value-type="string" calcext:value-type="string">
            <text:p>Number of verbs in future tens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verbs in future tense (incidence per 1000 words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verbs in indicative mood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umber of verbs in indicative mood (incidence per 1000 words)</text:p>
          </table:table-cell>
          <table:table-cell office:value-type="float" office:value="51.2367" calcext:value-type="float">
            <text:p>51,2367</text:p>
          </table:table-cell>
          <table:table-cell office:value-type="float" office:value="60.0707" calcext:value-type="float">
            <text:p>60,0707</text:p>
          </table:table-cell>
        </table:table-row>
        <table:table-row table:style-name="ro1">
          <table:table-cell office:value-type="string" calcext:value-type="string">
            <text:p>Number of verbs in imperative moo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verbs in imperative mood (incidence per 1000 words)</text:p>
          </table:table-cell>
          <table:table-cell office:value-type="float" office:value="1.7668" calcext:value-type="float">
            <text:p>1,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irregular verbs in past tense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ber of irregular verbs in past tense (incidence per 1000 words)</text:p>
          </table:table-cell>
          <table:table-cell table:number-columns-repeated="2" office:value-type="float" office:value="28.2686" calcext:value-type="float">
            <text:p>28,2686</text:p>
          </table:table-cell>
        </table:table-row>
        <table:table-row table:style-name="ro1">
          <table:table-cell office:value-type="string" calcext:value-type="string">
            <text:p>Mean of irregular verbs in past tense in relation to the number of verbs in past tense</text:p>
          </table:table-cell>
          <table:table-cell table:number-columns-repeated="2" office:value-type="float" office:value="0.3902" calcext:value-type="float">
            <text:p>0,3902</text:p>
          </table:table-cell>
        </table:table-row>
        <table:table-row table:style-name="ro1">
          <table:table-cell office:value-type="string" calcext:value-type="string">
            <text:p>Number of personal pronouns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cidence score of pronouns (per 1000 words)</text:p>
          </table:table-cell>
          <table:table-cell table:number-columns-repeated="2" office:value-type="float" office:value="26.5018" calcext:value-type="float">
            <text:p>26,5018</text:p>
          </table:table-cell>
        </table:table-row>
        <table:table-row table:style-name="ro1">
          <table:table-cell office:value-type="string" calcext:value-type="string">
            <text:p>Number of pronouns in first pers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idence score of pronouns in first person <text:s/>(per 1000 words)</text:p>
          </table:table-cell>
          <table:table-cell table:number-columns-repeated="2" office:value-type="float" office:value="1.7668" calcext:value-type="float">
            <text:p>1,7668</text:p>
          </table:table-cell>
        </table:table-row>
        <table:table-row table:style-name="ro1">
          <table:table-cell office:value-type="string" calcext:value-type="string">
            <text:p>Number of pronouns in first person singula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cidence score of pronouns in first person singular (per 1000 words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pronouns in third person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cidence score of pronouns in third person (per 1000 words)</text:p>
          </table:table-cell>
          <table:table-cell table:number-columns-repeated="2" office:value-type="float" office:value="24.735" calcext:value-type="float">
            <text:p>24,735</text:p>
          </table:table-cell>
        </table:table-row>
        <table:table-row table:style-name="ro1">
          <table:table-cell office:value-type="string" calcext:value-type="string">
            <text:p>Minimum word frequency per sentence (mean)</text:p>
          </table:table-cell>
          <table:table-cell office:value-type="float" office:value="3.5097" calcext:value-type="float">
            <text:p>3,5097</text:p>
          </table:table-cell>
          <table:table-cell office:value-type="float" office:value="3.439" calcext:value-type="float">
            <text:p>3,439</text:p>
          </table:table-cell>
        </table:table-row>
        <table:table-row table:style-name="ro1">
          <table:table-cell office:value-type="string" calcext:value-type="string">
            <text:p>Number of rare nouns (wordfrecuency&lt;=4)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ber of rare nouns (wordfrecuency&lt;=4) (incidence per 1000 words)</text:p>
          </table:table-cell>
          <table:table-cell office:value-type="float" office:value="44.1696" calcext:value-type="float">
            <text:p>44,1696</text:p>
          </table:table-cell>
          <table:table-cell office:value-type="float" office:value="37.1025" calcext:value-type="float">
            <text:p>37,1025</text:p>
          </table:table-cell>
        </table:table-row>
        <table:table-row table:style-name="ro1">
          <table:table-cell office:value-type="string" calcext:value-type="string">
            <text:p>Number of rare adjectives (wordfrecuency&lt;=4)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ber of rare adjectives (wordfrecuency&lt;=4) (incidence per 1000 words)</text:p>
          </table:table-cell>
          <table:table-cell table:number-columns-repeated="2" office:value-type="float" office:value="3.5336" calcext:value-type="float">
            <text:p>3,5336</text:p>
          </table:table-cell>
        </table:table-row>
        <table:table-row table:style-name="ro1">
          <table:table-cell office:value-type="string" calcext:value-type="string">
            <text:p>Number of rare verbs (wordfrecuency&lt;=4)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ber of rare verbs (wordfrecuency&lt;=4) (incidence per 1000 words)</text:p>
          </table:table-cell>
          <table:table-cell office:value-type="float" office:value="10.6007" calcext:value-type="float">
            <text:p>10,6007</text:p>
          </table:table-cell>
          <table:table-cell office:value-type="float" office:value="14.1343" calcext:value-type="float">
            <text:p>14,1343</text:p>
          </table:table-cell>
        </table:table-row>
        <table:table-row table:style-name="ro1">
          <table:table-cell office:value-type="string" calcext:value-type="string">
            <text:p>Number of rare adverbs (wordfrecuency&lt;=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rare adverbs (wordfrecuency&lt;=4) (incidence per 1000 words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rare content words (wordfrecuency&lt;=4)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umber of rare content words (wordfrecuency&lt;=4) (incidence per 1000 words)</text:p>
          </table:table-cell>
          <table:table-cell office:value-type="float" office:value="58.3039" calcext:value-type="float">
            <text:p>58,3039</text:p>
          </table:table-cell>
          <table:table-cell office:value-type="float" office:value="54.7703" calcext:value-type="float">
            <text:p>54,7703</text:p>
          </table:table-cell>
        </table:table-row>
        <table:table-row table:style-name="ro1">
          <table:table-cell office:value-type="string" calcext:value-type="string">
            <text:p>Number of distinct rare content words (wordfrecuency&lt;=4)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umber of distinct rare content words (wordfrecuency&lt;=4) (incidence per 1000 words)</text:p>
          </table:table-cell>
          <table:table-cell office:value-type="float" office:value="45.9364" calcext:value-type="float">
            <text:p>45,9364</text:p>
          </table:table-cell>
          <table:table-cell office:value-type="float" office:value="49.47" calcext:value-type="float">
            <text:p>49,47</text:p>
          </table:table-cell>
        </table:table-row>
        <table:table-row table:style-name="ro1">
          <table:table-cell office:value-type="string" calcext:value-type="string">
            <text:p>Mean of rare lexical words (word frequency &lt;= 4)</text:p>
          </table:table-cell>
          <table:table-cell office:value-type="float" office:value="11.2628" calcext:value-type="float">
            <text:p>11,2628</text:p>
          </table:table-cell>
          <table:table-cell office:value-type="float" office:value="11.032" calcext:value-type="float">
            <text:p>11,032</text:p>
          </table:table-cell>
        </table:table-row>
        <table:table-row table:style-name="ro1">
          <table:table-cell office:value-type="string" calcext:value-type="string">
            <text:p>Mean of distinct rare lexical words (word frequency &lt;= 4)</text:p>
          </table:table-cell>
          <table:table-cell office:value-type="float" office:value="13" calcext:value-type="float">
            <text:p>13</text:p>
          </table:table-cell>
          <table:table-cell office:value-type="float" office:value="14.1414" calcext:value-type="float">
            <text:p>14,1414</text:p>
          </table:table-cell>
        </table:table-row>
        <table:table-row table:style-name="ro1">
          <table:table-cell office:value-type="string" calcext:value-type="string">
            <text:p>Number of A1 vocabulary in the text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Incidence score of A1 vocabulary <text:s/>(per 1000 words)</text:p>
          </table:table-cell>
          <table:table-cell office:value-type="float" office:value="319.788" calcext:value-type="float">
            <text:p>319,788</text:p>
          </table:table-cell>
          <table:table-cell office:value-type="float" office:value="323.3216" calcext:value-type="float">
            <text:p>323,3216</text:p>
          </table:table-cell>
        </table:table-row>
        <table:table-row table:style-name="ro1">
          <table:table-cell office:value-type="string" calcext:value-type="string">
            <text:p>Number of A2 vocabulary in the text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ncidence score of A2 vocabulary <text:s/>(per 1000 words)</text:p>
          </table:table-cell>
          <table:table-cell office:value-type="float" office:value="42.4028" calcext:value-type="float">
            <text:p>42,4028</text:p>
          </table:table-cell>
          <table:table-cell office:value-type="float" office:value="38.8693" calcext:value-type="float">
            <text:p>38,8693</text:p>
          </table:table-cell>
        </table:table-row>
        <table:table-row table:style-name="ro1">
          <table:table-cell office:value-type="string" calcext:value-type="string">
            <text:p>Number of B1 vocabulary in the text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cidence score of B1 vocabulary <text:s/>(per 1000 words)</text:p>
          </table:table-cell>
          <table:table-cell table:number-columns-repeated="2" office:value-type="float" office:value="28.2686" calcext:value-type="float">
            <text:p>28,2686</text:p>
          </table:table-cell>
        </table:table-row>
        <table:table-row table:style-name="ro1">
          <table:table-cell office:value-type="string" calcext:value-type="string">
            <text:p>Number of B2 vocabulary in the text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cidence score of B2 vocabulary <text:s/>(per 1000 words)</text:p>
          </table:table-cell>
          <table:table-cell table:number-columns-repeated="2" office:value-type="float" office:value="30.0353" calcext:value-type="float">
            <text:p>30,0353</text:p>
          </table:table-cell>
        </table:table-row>
        <table:table-row table:style-name="ro1">
          <table:table-cell office:value-type="string" calcext:value-type="string">
            <text:p>Number of C1 vocabulary in the tex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cidence score of C1 vocabulary <text:s/>(per 1000 words)</text:p>
          </table:table-cell>
          <table:table-cell table:number-columns-repeated="2" office:value-type="float" office:value="3.5336" calcext:value-type="float">
            <text:p>3,5336</text:p>
          </table:table-cell>
        </table:table-row>
        <table:table-row table:style-name="ro1">
          <table:table-cell office:value-type="string" calcext:value-type="string">
            <text:p>Number of content words not in A1-C1 vocabulary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Incidence score of content words not in A1-C1 vocabulary (per 1000 words)</text:p>
          </table:table-cell>
          <table:table-cell office:value-type="float" office:value="254.417" calcext:value-type="float">
            <text:p>254,417</text:p>
          </table:table-cell>
          <table:table-cell office:value-type="float" office:value="242.0495" calcext:value-type="float">
            <text:p>242,0495</text:p>
          </table:table-cell>
        </table:table-row>
        <table:table-row table:style-name="ro1">
          <table:table-cell office:value-type="string" calcext:value-type="string">
            <text:p>Number of content words</text:p>
          </table:table-cell>
          <table:table-cell office:value-type="float" office:value="293" calcext:value-type="float">
            <text:p>29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Number of content words (incidence per 1000 words)</text:p>
          </table:table-cell>
          <table:table-cell office:value-type="float" office:value="517.6678" calcext:value-type="float">
            <text:p>517,6678</text:p>
          </table:table-cell>
          <table:table-cell office:value-type="float" office:value="496.4664" calcext:value-type="float">
            <text:p>496,4664</text:p>
          </table:table-cell>
        </table:table-row>
        <table:table-row table:style-name="ro1">
          <table:table-cell office:value-type="string" calcext:value-type="string">
            <text:p>Number of nouns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Number of nouns (incidence per 1000 words)</text:p>
          </table:table-cell>
          <table:table-cell office:value-type="float" office:value="270.318" calcext:value-type="float">
            <text:p>270,318</text:p>
          </table:table-cell>
          <table:table-cell office:value-type="float" office:value="254.417" calcext:value-type="float">
            <text:p>254,417</text:p>
          </table:table-cell>
        </table:table-row>
        <table:table-row table:style-name="ro1">
          <table:table-cell office:value-type="string" calcext:value-type="string">
            <text:p>Number of adjectives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umber of adjectives (incidence per 1000 words)</text:p>
          </table:table-cell>
          <table:table-cell table:number-columns-repeated="2" office:value-type="float" office:value="63.6042" calcext:value-type="float">
            <text:p>63,6042</text:p>
          </table:table-cell>
        </table:table-row>
        <table:table-row table:style-name="ro1">
          <table:table-cell office:value-type="string" calcext:value-type="string">
            <text:p>Number of adverbs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ber of adverbs (incidence per 1000 words)</text:p>
          </table:table-cell>
          <table:table-cell office:value-type="float" office:value="44.1696" calcext:value-type="float">
            <text:p>44,1696</text:p>
          </table:table-cell>
          <table:table-cell office:value-type="float" office:value="40.636" calcext:value-type="float">
            <text:p>40,636</text:p>
          </table:table-cell>
        </table:table-row>
        <table:table-row table:style-name="ro1">
          <table:table-cell office:value-type="string" calcext:value-type="string">
            <text:p>Number of verbs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umber of verbs (incidence per 1000 words)</text:p>
          </table:table-cell>
          <table:table-cell office:value-type="float" office:value="139.576" calcext:value-type="float">
            <text:p>139,576</text:p>
          </table:table-cell>
          <table:table-cell office:value-type="float" office:value="137.8092" calcext:value-type="float">
            <text:p>137,8092</text:p>
          </table:table-cell>
        </table:table-row>
        <table:table-row table:style-name="ro1">
          <table:table-cell office:value-type="string" calcext:value-type="string">
            <text:p>Left embeddedness (Mean of number of words before the main verb) (SYNLE)</text:p>
          </table:table-cell>
          <table:table-cell office:value-type="float" office:value="4.7667" calcext:value-type="float">
            <text:p>4,7667</text:p>
          </table:table-cell>
          <table:table-cell office:value-type="float" office:value="4.1667" calcext:value-type="float">
            <text:p>4,1667</text:p>
          </table:table-cell>
        </table:table-row>
        <table:table-row table:style-name="ro1">
          <table:table-cell office:value-type="string" calcext:value-type="string">
            <text:p>Number of decendents per noun phrase (mean)</text:p>
          </table:table-cell>
          <table:table-cell office:value-type="float" office:value="1.7143" calcext:value-type="float">
            <text:p>1,7143</text:p>
          </table:table-cell>
          <table:table-cell office:value-type="float" office:value="1.6894" calcext:value-type="float">
            <text:p>1,6894</text:p>
          </table:table-cell>
        </table:table-row>
        <table:table-row table:style-name="ro1">
          <table:table-cell office:value-type="string" calcext:value-type="string">
            <text:p>Number of modifiers per noun phrase (mean) (SYNNP)</text:p>
          </table:table-cell>
          <table:table-cell office:value-type="float" office:value="1.3086" calcext:value-type="float">
            <text:p>1,3086</text:p>
          </table:table-cell>
          <table:table-cell office:value-type="float" office:value="1.2795" calcext:value-type="float">
            <text:p>1,2795</text:p>
          </table:table-cell>
        </table:table-row>
        <table:table-row table:style-name="ro1">
          <table:table-cell office:value-type="string" calcext:value-type="string">
            <text:p>Mean of the number of levels of dependency tree (Depth)</text:p>
          </table:table-cell>
          <table:table-cell office:value-type="float" office:value="5.4333" calcext:value-type="float">
            <text:p>5,4333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string" calcext:value-type="string">
            <text:p>Number of subordinate clauses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umber of subordinate clauses (incidence per 1000 words)</text:p>
          </table:table-cell>
          <table:table-cell office:value-type="float" office:value="54.7703" calcext:value-type="float">
            <text:p>54,7703</text:p>
          </table:table-cell>
          <table:table-cell office:value-type="float" office:value="47.7032" calcext:value-type="float">
            <text:p>47,7032</text:p>
          </table:table-cell>
        </table:table-row>
        <table:table-row table:style-name="ro1">
          <table:table-cell office:value-type="string" calcext:value-type="string">
            <text:p>Number of relative subordinate clause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ber of relative subordinate clauses (incidence per 1000 words)</text:p>
          </table:table-cell>
          <table:table-cell table:number-columns-repeated="2" office:value-type="float" office:value="3.5336" calcext:value-type="float">
            <text:p>3,5336</text:p>
          </table:table-cell>
        </table:table-row>
        <table:table-row table:style-name="ro1">
          <table:table-cell office:value-type="string" calcext:value-type="string">
            <text:p>Punctuation marks per sentence (mean)</text:p>
          </table:table-cell>
          <table:table-cell table:number-columns-repeated="2"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Number of propositions</text:p>
          </table:table-cell>
          <table:table-cell office:value-type="float" office:value="1145" calcext:value-type="float">
            <text:p>114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ean of the number of propositions per sentence</text:p>
          </table:table-cell>
          <table:table-cell office:value-type="float" office:value="38.1667" calcext:value-type="float">
            <text:p>38,1667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Mean of the number of VPs per sentence</text:p>
          </table:table-cell>
          <table:table-cell office:value-type="float" office:value="2.6333" calcext:value-type="float">
            <text:p>2,6333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Mean of the number of NPs per sentence</text:p>
          </table:table-cell>
          <table:table-cell office:value-type="float" office:value="5.8333" calcext:value-type="float">
            <text:p>5,8333</text:p>
          </table:table-cell>
          <table:table-cell office:value-type="float" office:value="5.3667" calcext:value-type="float">
            <text:p>5,3667</text:p>
          </table:table-cell>
        </table:table-row>
        <table:table-row table:style-name="ro1">
          <table:table-cell office:value-type="string" calcext:value-type="string">
            <text:p>Noun phrase density, incidence (DRNP)</text:p>
          </table:table-cell>
          <table:table-cell office:value-type="float" office:value="309.1873" calcext:value-type="float">
            <text:p>309,1873</text:p>
          </table:table-cell>
          <table:table-cell office:value-type="float" office:value="284.4523" calcext:value-type="float">
            <text:p>284,4523</text:p>
          </table:table-cell>
        </table:table-row>
        <table:table-row table:style-name="ro1">
          <table:table-cell office:value-type="string" calcext:value-type="string">
            <text:p>Verb phrase density, incidence (DRVP)</text:p>
          </table:table-cell>
          <table:table-cell office:value-type="float" office:value="139.576" calcext:value-type="float">
            <text:p>139,576</text:p>
          </table:table-cell>
          <table:table-cell office:value-type="float" office:value="137.8092" calcext:value-type="float">
            <text:p>137,8092</text:p>
          </table:table-cell>
        </table:table-row>
        <table:table-row table:style-name="ro1">
          <table:table-cell office:value-type="string" calcext:value-type="string">
            <text:p>Number of passive voice verb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ber of passive voice verbs (incidence per 1000 words)</text:p>
          </table:table-cell>
          <table:table-cell table:number-columns-repeated="2" office:value-type="float" office:value="7.0671" calcext:value-type="float">
            <text:p>7,0671</text:p>
          </table:table-cell>
        </table:table-row>
        <table:table-row table:style-name="ro1">
          <table:table-cell office:value-type="string" calcext:value-type="string">
            <text:p>Mean of passive voice verbs</text:p>
          </table:table-cell>
          <table:table-cell table:number-columns-repeated="2" office:value-type="float" office:value="0.0071" calcext:value-type="float">
            <text:p>0,0071</text:p>
          </table:table-cell>
        </table:table-row>
        <table:table-row table:style-name="ro1">
          <table:table-cell office:value-type="string" calcext:value-type="string">
            <text:p>Number of agentless passive voice verb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entless passive voice density, incidence (DRPVAL)</text:p>
          </table:table-cell>
          <table:table-cell table:number-columns-repeated="2" office:value-type="float" office:value="7.0671" calcext:value-type="float">
            <text:p>7,0671</text:p>
          </table:table-cell>
        </table:table-row>
        <table:table-row table:style-name="ro1">
          <table:table-cell office:value-type="string" calcext:value-type="string">
            <text:p>Number of negative word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gation density, incidence (DRNEG)</text:p>
          </table:table-cell>
          <table:table-cell table:number-columns-repeated="2" office:value-type="float" office:value="1.7668" calcext:value-type="float">
            <text:p>1,7668</text:p>
          </table:table-cell>
        </table:table-row>
        <table:table-row table:style-name="ro1">
          <table:table-cell office:value-type="string" calcext:value-type="string">
            <text:p>Number of verbs in gerund form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erund density, incidence (DRGERUND)</text:p>
          </table:table-cell>
          <table:table-cell office:value-type="float" office:value="21.2014" calcext:value-type="float">
            <text:p>21,2014</text:p>
          </table:table-cell>
          <table:table-cell office:value-type="float" office:value="24.735" calcext:value-type="float">
            <text:p>24,735</text:p>
          </table:table-cell>
        </table:table-row>
        <table:table-row table:style-name="ro1">
          <table:table-cell office:value-type="string" calcext:value-type="string">
            <text:p>Number of verbs in infinitive form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initive density, incidence (DRINF)</text:p>
          </table:table-cell>
          <table:table-cell table:number-columns-repeated="2" office:value-type="float" office:value="7.0671" calcext:value-type="float">
            <text:p>7,0671</text:p>
          </table:table-cell>
        </table:table-row>
        <table:table-row table:style-name="ro1">
          <table:table-cell office:value-type="string" calcext:value-type="string">
            <text:p>Mean values of polysemy in the WordNet lexicon</text:p>
          </table:table-cell>
          <table:table-cell office:value-type="float" office:value="5.9547" calcext:value-type="float">
            <text:p>5,9547</text:p>
          </table:table-cell>
          <table:table-cell office:value-type="float" office:value="5.9247" calcext:value-type="float">
            <text:p>5,9247</text:p>
          </table:table-cell>
        </table:table-row>
        <table:table-row table:style-name="ro1">
          <table:table-cell office:value-type="string" calcext:value-type="string">
            <text:p>Mean hypernym values of verbs in the WordNet lexicon</text:p>
          </table:table-cell>
          <table:table-cell office:value-type="float" office:value="1.7722" calcext:value-type="float">
            <text:p>1,7722</text:p>
          </table:table-cell>
          <table:table-cell office:value-type="float" office:value="1.7564" calcext:value-type="float">
            <text:p>1,7564</text:p>
          </table:table-cell>
        </table:table-row>
        <table:table-row table:style-name="ro1">
          <table:table-cell office:value-type="string" calcext:value-type="string">
            <text:p>Mean hypernym values of nouns in the WordNet lexicon</text:p>
          </table:table-cell>
          <table:table-cell office:value-type="float" office:value="7.102" calcext:value-type="float">
            <text:p>7,102</text:p>
          </table:table-cell>
          <table:table-cell office:value-type="float" office:value="7.2958" calcext:value-type="float">
            <text:p>7,2958</text:p>
          </table:table-cell>
        </table:table-row>
        <table:table-row table:style-name="ro1">
          <table:table-cell office:value-type="string" calcext:value-type="string">
            <text:p>Mean hypernym values of nouns and verbs in the WordNet lexicon</text:p>
          </table:table-cell>
          <table:table-cell office:value-type="float" office:value="5.2389" calcext:value-type="float">
            <text:p>5,2389</text:p>
          </table:table-cell>
          <table:table-cell office:value-type="float" office:value="5.3318" calcext:value-type="float">
            <text:p>5,3318</text:p>
          </table:table-cell>
        </table:table-row>
        <table:table-row table:style-name="ro1">
          <table:table-cell office:value-type="string" calcext:value-type="string">
            <text:p>Noun overlap, adjacent sentences, binary, mean (CRFNOl)</text:p>
          </table:table-cell>
          <table:table-cell office:value-type="float" office:value="0.5" calcext:value-type="float">
            <text:p>0,5</text:p>
          </table:table-cell>
          <table:table-cell office:value-type="float" office:value="0.5882" calcext:value-type="float">
            <text:p>0,5882</text:p>
          </table:table-cell>
        </table:table-row>
        <table:table-row table:style-name="ro1">
          <table:table-cell office:value-type="string" calcext:value-type="string">
            <text:p>Noun overlap, all of the sentences in a paragraph or text, binary, mean (CRFNOa)</text:p>
          </table:table-cell>
          <table:table-cell office:value-type="float" office:value="0.4444" calcext:value-type="float">
            <text:p>0,4444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Argument overlap, adjacent sentences, binary, mean (CRFAOl)</text:p>
          </table:table-cell>
          <table:table-cell office:value-type="float" office:value="0.6111" calcext:value-type="float">
            <text:p>0,6111</text:p>
          </table:table-cell>
          <table:table-cell office:value-type="float" office:value="0.5882" calcext:value-type="float">
            <text:p>0,5882</text:p>
          </table:table-cell>
        </table:table-row>
        <table:table-row table:style-name="ro1">
          <table:table-cell office:value-type="string" calcext:value-type="string">
            <text:p>Argument overlap, all of the sentences in a paragraph or text, binary, mean (CRFAOa)</text:p>
          </table:table-cell>
          <table:table-cell office:value-type="float" office:value="0.5185" calcext:value-type="float">
            <text:p>0,5185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Stem overlap, adjacent sentences, binary, mean (CRFSOl)</text:p>
          </table:table-cell>
          <table:table-cell office:value-type="float" office:value="0.6111" calcext:value-type="float">
            <text:p>0,6111</text:p>
          </table:table-cell>
          <table:table-cell office:value-type="float" office:value="0.5882" calcext:value-type="float">
            <text:p>0,5882</text:p>
          </table:table-cell>
        </table:table-row>
        <table:table-row table:style-name="ro1">
          <table:table-cell office:value-type="string" calcext:value-type="string">
            <text:p>Stem overlap, all of the sentences in a paragraph or text, binary, mean (CRFSOa)</text:p>
          </table:table-cell>
          <table:table-cell office:value-type="float" office:value="0.5185" calcext:value-type="float">
            <text:p>0,5185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Content word overlap, adjacent sentences, proportional, mean (CRFCWO1)</text:p>
          </table:table-cell>
          <table:table-cell office:value-type="float" office:value="0.0643" calcext:value-type="float">
            <text:p>0,0643</text:p>
          </table:table-cell>
          <table:table-cell office:value-type="float" office:value="0.0642" calcext:value-type="float">
            <text:p>0,0642</text:p>
          </table:table-cell>
        </table:table-row>
        <table:table-row table:style-name="ro1">
          <table:table-cell office:value-type="string" calcext:value-type="string">
            <text:p>Content word overlap, adjacent sentences, proportional, standard deviation (CRFCWO1d)</text:p>
          </table:table-cell>
          <table:table-cell office:value-type="float" office:value="0.0476" calcext:value-type="float">
            <text:p>0,0476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table-cell office:value-type="string" calcext:value-type="string">
            <text:p>Content word overlap, all of the sentences in a paragraph or text, proportional, mean (CRFCWOa)</text:p>
          </table:table-cell>
          <table:table-cell office:value-type="float" office:value="0.0505" calcext:value-type="float">
            <text:p>0,0505</text:p>
          </table:table-cell>
          <table:table-cell office:value-type="float" office:value="0.0193" calcext:value-type="float">
            <text:p>0,0193</text:p>
          </table:table-cell>
        </table:table-row>
        <table:table-row table:style-name="ro1">
          <table:table-cell office:value-type="string" calcext:value-type="string">
            <text:p>Content word overlap, all of the sentences in a paragraph or text, proportional, standard deviation (CRFCWOad)</text:p>
          </table:table-cell>
          <table:table-cell office:value-type="float" office:value="0.0482" calcext:value-type="float">
            <text:p>0,0482</text:p>
          </table:table-cell>
          <table:table-cell office:value-type="float" office:value="0.0399" calcext:value-type="float">
            <text:p>0,0399</text:p>
          </table:table-cell>
        </table:table-row>
        <table:table-row table:style-name="ro1">
          <table:table-cell office:value-type="string" calcext:value-type="string">
            <text:p>Number of connectives (incidence per 1000 words)</text:p>
          </table:table-cell>
          <table:table-cell table:number-columns-repeated="2" office:value-type="float" office:value="68.9046" calcext:value-type="float">
            <text:p>68,9046</text:p>
          </table:table-cell>
        </table:table-row>
        <table:table-row table:style-name="ro1">
          <table:table-cell office:value-type="string" calcext:value-type="string">
            <text:p>Causal connectives (incidence per 1000 words)</text:p>
          </table:table-cell>
          <table:table-cell table:number-columns-repeated="2" office:value-type="float" office:value="3.5336" calcext:value-type="float">
            <text:p>3,5336</text:p>
          </table:table-cell>
        </table:table-row>
        <table:table-row table:style-name="ro1">
          <table:table-cell office:value-type="string" calcext:value-type="string">
            <text:p>Logical connectives (incidence per 1000 words)</text:p>
          </table:table-cell>
          <table:table-cell table:number-columns-repeated="2" office:value-type="float" office:value="54.7703" calcext:value-type="float">
            <text:p>54,7703</text:p>
          </table:table-cell>
        </table:table-row>
        <table:table-row table:style-name="ro1">
          <table:table-cell office:value-type="string" calcext:value-type="string">
            <text:p>Adversative/contrastive connectives (incidence per 1000 words)</text:p>
          </table:table-cell>
          <table:table-cell table:number-columns-repeated="2" office:value-type="float" office:value="5.3004" calcext:value-type="float">
            <text:p>5,3004</text:p>
          </table:table-cell>
        </table:table-row>
        <table:table-row table:style-name="ro1">
          <table:table-cell office:value-type="string" calcext:value-type="string">
            <text:p>Temporal connectives (incidence per 1000 words)</text:p>
          </table:table-cell>
          <table:table-cell table:number-columns-repeated="2" office:value-type="float" office:value="5.3004" calcext:value-type="float">
            <text:p>5,3004</text:p>
          </table:table-cell>
        </table:table-row>
        <table:table-row table:style-name="ro1">
          <table:table-cell office:value-type="string" calcext:value-type="string">
            <text:p>Conditional connectives (incidence per 1000 words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 of words (total)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Number of distinct words (total)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string" calcext:value-type="string">
            <text:p>Number of words with punctuation (total)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Number of paragraphs (total)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Number of paragraphs (incidence per 1000 words)</text:p>
          </table:table-cell>
          <table:table-cell office:value-type="float" office:value="21.2014" calcext:value-type="float">
            <text:p>21,2014</text:p>
          </table:table-cell>
          <table:table-cell/>
        </table:table-row>
        <table:table-row table:style-name="ro1">
          <table:table-cell office:value-type="string" calcext:value-type="string">
            <text:p>Number of sentences (total)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Number of sentences (incidence per 1000 words)</text:p>
          </table:table-cell>
          <table:table-cell office:value-type="float" office:value="53.0035" calcext:value-type="float">
            <text:p>53,0035</text:p>
          </table:table-cell>
          <table:table-cell/>
        </table:table-row>
        <table:table-row table:style-name="ro1">
          <table:table-cell office:value-type="string" calcext:value-type="string">
            <text:p>Length of paragraphs (mean)</text:p>
          </table:table-cell>
          <table:table-cell office:value-type="float" office:value="2.4167" calcext:value-type="float">
            <text:p>2,4167</text:p>
          </table:table-cell>
          <table:table-cell/>
        </table:table-row>
        <table:table-row table:style-name="ro1">
          <table:table-cell office:value-type="string" calcext:value-type="string">
            <text:p>Standard deviation of length of paragraphs</text:p>
          </table:table-cell>
          <table:table-cell office:value-type="float" office:value="0.862" calcext:value-type="float">
            <text:p>0,862</text:p>
          </table:table-cell>
          <table:table-cell/>
        </table:table-row>
        <table:table-row table:style-name="ro1">
          <table:table-cell office:value-type="string" calcext:value-type="string">
            <text:p>Number of words (length) in sentences (mean)</text:p>
          </table:table-cell>
          <table:table-cell office:value-type="float" office:value="17.6" calcext:value-type="float">
            <text:p>17,6</text:p>
          </table:table-cell>
          <table:table-cell/>
        </table:table-row>
        <table:table-row table:style-name="ro1">
          <table:table-cell office:value-type="string" calcext:value-type="string">
            <text:p>Number of words (length) in sentences (standard deviation)</text:p>
          </table:table-cell>
          <table:table-cell office:value-type="float" office:value="8.593" calcext:value-type="float">
            <text:p>8,593</text:p>
          </table:table-cell>
          <table:table-cell/>
        </table:table-row>
        <table:table-row table:style-name="ro1">
          <table:table-cell office:value-type="string" calcext:value-type="string">
            <text:p>Number of words (length) of sentences without stopwords (mean)</text:p>
          </table:table-cell>
          <table:table-cell office:value-type="float" office:value="15.3667" calcext:value-type="float">
            <text:p>15,3667</text:p>
          </table:table-cell>
          <table:table-cell/>
        </table:table-row>
        <table:table-row table:style-name="ro1">
          <table:table-cell office:value-type="string" calcext:value-type="string">
            <text:p>Number of words (length) of sentences without stopwords (standard deviation)</text:p>
          </table:table-cell>
          <table:table-cell office:value-type="float" office:value="7.7092" calcext:value-type="float">
            <text:p>7,7092</text:p>
          </table:table-cell>
          <table:table-cell/>
        </table:table-row>
        <table:table-row table:style-name="ro1">
          <table:table-cell office:value-type="string" calcext:value-type="string">
            <text:p>Mean number of syllables (length) in words</text:p>
          </table:table-cell>
          <table:table-cell office:value-type="float" office:value="1.523" calcext:value-type="float">
            <text:p>1,523</text:p>
          </table:table-cell>
          <table:table-cell/>
        </table:table-row>
        <table:table-row table:style-name="ro1">
          <table:table-cell office:value-type="string" calcext:value-type="string">
            <text:p>Standard deviation of the mean number of syllables in words</text:p>
          </table:table-cell>
          <table:table-cell office:value-type="float" office:value="0.8356" calcext:value-type="float">
            <text:p>0,8356</text:p>
          </table:table-cell>
          <table:table-cell/>
        </table:table-row>
        <table:table-row table:style-name="ro1">
          <table:table-cell office:value-type="string" calcext:value-type="string">
            <text:p>Mean number of letters (length) in words</text:p>
          </table:table-cell>
          <table:table-cell office:value-type="float" office:value="4.6705" calcext:value-type="float">
            <text:p>4,6705</text:p>
          </table:table-cell>
          <table:table-cell/>
        </table:table-row>
        <table:table-row table:style-name="ro1">
          <table:table-cell office:value-type="string" calcext:value-type="string">
            <text:p>Standard deviation of number of letters in words</text:p>
          </table:table-cell>
          <table:table-cell office:value-type="float" office:value="2.4919" calcext:value-type="float">
            <text:p>2,4919</text:p>
          </table:table-cell>
          <table:table-cell/>
        </table:table-row>
        <table:table-row table:style-name="ro1">
          <table:table-cell office:value-type="string" calcext:value-type="string">
            <text:p>Mean number of letters (length) in words without stopwords</text:p>
          </table:table-cell>
          <table:table-cell office:value-type="float" office:value="6.3504" calcext:value-type="float">
            <text:p>6,3504</text:p>
          </table:table-cell>
          <table:table-cell/>
        </table:table-row>
        <table:table-row table:style-name="ro1">
          <table:table-cell office:value-type="string" calcext:value-type="string">
            <text:p>Standard deviation of the mean number of letter in words without stopwords</text:p>
          </table:table-cell>
          <table:table-cell office:value-type="float" office:value="2.2118" calcext:value-type="float">
            <text:p>2,2118</text:p>
          </table:table-cell>
          <table:table-cell/>
        </table:table-row>
        <table:table-row table:style-name="ro1">
          <table:table-cell office:value-type="string" calcext:value-type="string">
            <text:p>Mean number of letters (length) in lemmas</text:p>
          </table:table-cell>
          <table:table-cell office:value-type="float" office:value="4.3428" calcext:value-type="float">
            <text:p>4,3428</text:p>
          </table:table-cell>
          <table:table-cell/>
        </table:table-row>
        <table:table-row table:style-name="ro1">
          <table:table-cell office:value-type="string" calcext:value-type="string">
            <text:p>Standard deviation of letters (length) in lemmas</text:p>
          </table:table-cell>
          <table:table-cell office:value-type="float" office:value="2.2348" calcext:value-type="float">
            <text:p>2,2348</text:p>
          </table:table-cell>
          <table:table-cell/>
        </table:table-row>
        <table:table-row table:style-name="ro1">
          <table:table-cell office:value-type="string" calcext:value-type="string">
            <text:p>Lexical Density</text:p>
          </table:table-cell>
          <table:table-cell office:value-type="float" office:value="0.4965" calcext:value-type="float">
            <text:p>0,4965</text:p>
          </table:table-cell>
          <table:table-cell/>
        </table:table-row>
        <table:table-row table:style-name="ro1">
          <table:table-cell office:value-type="string" calcext:value-type="string">
            <text:p>Noun Density</text:p>
          </table:table-cell>
          <table:table-cell office:value-type="float" office:value="0.2544" calcext:value-type="float">
            <text:p>0,2544</text:p>
          </table:table-cell>
          <table:table-cell/>
        </table:table-row>
        <table:table-row table:style-name="ro1">
          <table:table-cell office:value-type="string" calcext:value-type="string">
            <text:p>Verb Density</text:p>
          </table:table-cell>
          <table:table-cell office:value-type="float" office:value="0.1378" calcext:value-type="float">
            <text:p>0,1378</text:p>
          </table:table-cell>
          <table:table-cell/>
        </table:table-row>
        <table:table-row table:style-name="ro1">
          <table:table-cell office:value-type="string" calcext:value-type="string">
            <text:p>Adjective Density</text:p>
          </table:table-cell>
          <table:table-cell office:value-type="float" office:value="0.0636" calcext:value-type="float">
            <text:p>0,0636</text:p>
          </table:table-cell>
          <table:table-cell/>
        </table:table-row>
        <table:table-row table:style-name="ro1">
          <table:table-cell office:value-type="string" calcext:value-type="string">
            <text:p>Adverb Density</text:p>
          </table:table-cell>
          <table:table-cell office:value-type="float" office:value="0.0406" calcext:value-type="float">
            <text:p>0,0406</text:p>
          </table:table-cell>
          <table:table-cell/>
        </table:table-row>
        <table:table-row table:style-name="ro1">
          <table:table-cell office:value-type="string" calcext:value-type="string">
            <text:p>STTR (Simple Type-Token Ratio) </text:p>
          </table:table-cell>
          <table:table-cell office:value-type="float" office:value="0.4488" calcext:value-type="float">
            <text:p>0,4488</text:p>
          </table:table-cell>
          <table:table-cell/>
        </table:table-row>
        <table:table-row table:style-name="ro1">
          <table:table-cell office:value-type="string" calcext:value-type="string">
            <text:p>CTTR (Content Type-Token Ratio)</text:p>
          </table:table-cell>
          <table:table-cell office:value-type="float" office:value="0.7597" calcext:value-type="float">
            <text:p>0,7597</text:p>
          </table:table-cell>
          <table:table-cell/>
        </table:table-row>
        <table:table-row table:style-name="ro1">
          <table:table-cell office:value-type="string" calcext:value-type="string">
            <text:p>NTTR (Noun Type-Token Ratio)</text:p>
          </table:table-cell>
          <table:table-cell office:value-type="float" office:value="0.6667" calcext:value-type="float">
            <text:p>0,6667</text:p>
          </table:table-cell>
          <table:table-cell/>
        </table:table-row>
        <table:table-row table:style-name="ro1">
          <table:table-cell office:value-type="string" calcext:value-type="string">
            <text:p>VTTR (Verb Type-Token Ratio)</text:p>
          </table:table-cell>
          <table:table-cell office:value-type="float" office:value="0.7564" calcext:value-type="float">
            <text:p>0,7564</text:p>
          </table:table-cell>
          <table:table-cell/>
        </table:table-row>
        <table:table-row table:style-name="ro1">
          <table:table-cell office:value-type="string" calcext:value-type="string">
            <text:p>AdjTTR (Adj Type-Token Ratio)</text:p>
          </table:table-cell>
          <table:table-cell office:value-type="float" office:value="0.8333" calcext:value-type="float">
            <text:p>0,8333</text:p>
          </table:table-cell>
          <table:table-cell/>
        </table:table-row>
        <table:table-row table:style-name="ro1">
          <table:table-cell office:value-type="string" calcext:value-type="string">
            <text:p>AdvTTR (Adv Type-Token Ratio)</text:p>
          </table:table-cell>
          <table:table-cell office:value-type="float" office:value="0.7826" calcext:value-type="float">
            <text:p>0,7826</text:p>
          </table:table-cell>
          <table:table-cell/>
        </table:table-row>
        <table:table-row table:style-name="ro1">
          <table:table-cell office:value-type="string" calcext:value-type="string">
            <text:p>LSTTR (Lemma Simple Type-Token Ratio)</text:p>
          </table:table-cell>
          <table:table-cell office:value-type="float" office:value="0.5035" calcext:value-type="float">
            <text:p>0,5035</text:p>
          </table:table-cell>
          <table:table-cell/>
        </table:table-row>
        <table:table-row table:style-name="ro1">
          <table:table-cell office:value-type="string" calcext:value-type="string">
            <text:p>LCTTR (Lemma Content Type-Token Ratio)</text:p>
          </table:table-cell>
          <table:table-cell office:value-type="float" office:value="0.7158" calcext:value-type="float">
            <text:p>0,7158</text:p>
          </table:table-cell>
          <table:table-cell/>
        </table:table-row>
        <table:table-row table:style-name="ro1">
          <table:table-cell office:value-type="string" calcext:value-type="string">
            <text:p>LNTTR (Lemma Noun Type-Token Ratio) 0.6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TTR (Lemma Verb Type-Token Ratio)</text:p>
          </table:table-cell>
          <table:table-cell office:value-type="float" office:value="0.6154" calcext:value-type="float">
            <text:p>0,6154</text:p>
          </table:table-cell>
          <table:table-cell/>
        </table:table-row>
        <table:table-row table:style-name="ro1">
          <table:table-cell office:value-type="string" calcext:value-type="string">
            <text:p>LAdjTTR (Lemma Adj Type-Token Ratio)</text:p>
          </table:table-cell>
          <table:table-cell office:value-type="float" office:value="0.8333" calcext:value-type="float">
            <text:p>0,8333</text:p>
          </table:table-cell>
          <table:table-cell/>
        </table:table-row>
        <table:table-row table:style-name="ro1">
          <table:table-cell office:value-type="string" calcext:value-type="string">
            <text:p>LAdvTTR (Lemma Adv Type-Token Ratio)</text:p>
          </table:table-cell>
          <table:table-cell office:value-type="float" office:value="0.7826" calcext:value-type="float">
            <text:p>0,7826</text:p>
          </table:table-cell>
          <table:table-cell/>
        </table:table-row>
        <table:table-row table:style-name="ro1">
          <table:table-cell office:value-type="string" calcext:value-type="string">
            <text:p>Honore Lexical Density</text:p>
          </table:table-cell>
          <table:table-cell office:value-type="float" office:value="957.8293" calcext:value-type="float">
            <text:p>957,8293</text:p>
          </table:table-cell>
          <table:table-cell/>
        </table:table-row>
        <table:table-row table:style-name="ro1">
          <table:table-cell office:value-type="string" calcext:value-type="string">
            <text:p>Maas Lexical Density</text:p>
          </table:table-cell>
          <table:table-cell office:value-type="float" office:value="0.0602" calcext:value-type="float">
            <text:p>0,0602</text:p>
          </table:table-cell>
          <table:table-cell/>
        </table:table-row>
        <table:table-row table:style-name="ro1">
          <table:table-cell office:value-type="string" calcext:value-type="string">
            <text:p>Measure of Textual Lexical Diversity (MTLD)</text:p>
          </table:table-cell>
          <table:table-cell office:value-type="float" office:value="96.4998" calcext:value-type="float">
            <text:p>96,4998</text:p>
          </table:table-cell>
          <table:table-cell/>
        </table:table-row>
        <table:table-row table:style-name="ro1">
          <table:table-cell office:value-type="string" calcext:value-type="string">
            <text:p>Flesch-Kincaid Grade level</text:p>
          </table:table-cell>
          <table:table-cell office:value-type="float" office:value="9.739" calcext:value-type="float">
            <text:p>9,739</text:p>
          </table:table-cell>
          <table:table-cell/>
        </table:table-row>
        <table:table-row table:style-name="ro1">
          <table:table-cell office:value-type="string" calcext:value-type="string">
            <text:p>Flesch readability ease</text:p>
          </table:table-cell>
          <table:table-cell office:value-type="float" office:value="58.8422" calcext:value-type="float">
            <text:p>58,8422</text:p>
          </table:table-cell>
          <table:table-cell/>
        </table:table-row>
        <table:table-row table:style-name="ro1">
          <table:table-cell office:value-type="string" calcext:value-type="string">
            <text:p>Dale-Chall readability formula</text:p>
          </table:table-cell>
          <table:table-cell office:value-type="float" office:value="8.1153" calcext:value-type="float">
            <text:p>8,1153</text:p>
          </table:table-cell>
          <table:table-cell/>
        </table:table-row>
        <table:table-row table:style-name="ro1">
          <table:table-cell office:value-type="string" calcext:value-type="string">
            <text:p>Simple Measure Of Gobbledygook (SMOG) grade</text:p>
          </table:table-cell>
          <table:table-cell office:value-type="float" office:value="7.7935" calcext:value-type="float">
            <text:p>7,7935</text:p>
          </table:table-cell>
          <table:table-cell/>
        </table:table-row>
        <table:table-row table:style-name="ro1">
          <table:table-cell office:value-type="string" calcext:value-type="string">
            <text:p>Number of verbs in past tense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Number of verbs in past tense (incidence per 1000 words)</text:p>
          </table:table-cell>
          <table:table-cell office:value-type="float" office:value="72.4382" calcext:value-type="float">
            <text:p>72,4382</text:p>
          </table:table-cell>
          <table:table-cell/>
        </table:table-row>
        <table:table-row table:style-name="ro1">
          <table:table-cell office:value-type="string" calcext:value-type="string">
            <text:p>Number of verbs in present tense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Number of verbs in present tense (incidence per 1000 words)</text:p>
          </table:table-cell>
          <table:table-cell office:value-type="float" office:value="26.5018" calcext:value-type="float">
            <text:p>26,5018</text:p>
          </table:table-cell>
          <table:table-cell/>
        </table:table-row>
        <table:table-row table:style-name="ro1">
          <table:table-cell office:value-type="string" calcext:value-type="string">
            <text:p>Number of verbs in future tens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ber of verbs in future tense (incidence per 1000 words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ber of verbs in indicative mood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Number of verbs in indicative mood (incidence per 1000 words)</text:p>
          </table:table-cell>
          <table:table-cell office:value-type="float" office:value="60.0707" calcext:value-type="float">
            <text:p>60,0707</text:p>
          </table:table-cell>
          <table:table-cell/>
        </table:table-row>
        <table:table-row table:style-name="ro1">
          <table:table-cell office:value-type="string" calcext:value-type="string">
            <text:p>Number of verbs in imperative moo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ber of verbs in imperative mood (incidence per 1000 words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ber of irregular verbs in past tens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Number of irregular verbs in past tense (incidence per 1000 words)</text:p>
          </table:table-cell>
          <table:table-cell office:value-type="float" office:value="28.2686" calcext:value-type="float">
            <text:p>28,2686</text:p>
          </table:table-cell>
          <table:table-cell/>
        </table:table-row>
        <table:table-row table:style-name="ro1">
          <table:table-cell office:value-type="string" calcext:value-type="string">
            <text:p>Mean of irregular verbs in past tense in relation to the number of verbs in past tense</text:p>
          </table:table-cell>
          <table:table-cell office:value-type="float" office:value="0.3902" calcext:value-type="float">
            <text:p>0,3902</text:p>
          </table:table-cell>
          <table:table-cell/>
        </table:table-row>
        <table:table-row table:style-name="ro1">
          <table:table-cell office:value-type="string" calcext:value-type="string">
            <text:p>Number of personal pronouns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ncidence score of pronouns (per 1000 words)</text:p>
          </table:table-cell>
          <table:table-cell office:value-type="float" office:value="26.5018" calcext:value-type="float">
            <text:p>26,5018</text:p>
          </table:table-cell>
          <table:table-cell/>
        </table:table-row>
        <table:table-row table:style-name="ro1">
          <table:table-cell office:value-type="string" calcext:value-type="string">
            <text:p>Number of pronouns in first pers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idence score of pronouns in first person <text:s/>(per 1000 words)</text:p>
          </table:table-cell>
          <table:table-cell office:value-type="float" office:value="1.7668" calcext:value-type="float">
            <text:p>1,7668</text:p>
          </table:table-cell>
          <table:table-cell/>
        </table:table-row>
        <table:table-row table:style-name="ro1">
          <table:table-cell office:value-type="string" calcext:value-type="string">
            <text:p>Number of pronouns in first person singula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cidence score of pronouns in first person singular (per 1000 words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ber of pronouns in third perso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ncidence score of pronouns in third person (per 1000 words)</text:p>
          </table:table-cell>
          <table:table-cell office:value-type="float" office:value="24.735" calcext:value-type="float">
            <text:p>24,735</text:p>
          </table:table-cell>
          <table:table-cell/>
        </table:table-row>
        <table:table-row table:style-name="ro1">
          <table:table-cell office:value-type="string" calcext:value-type="string">
            <text:p>Minimum word frequency per sentence (mean)</text:p>
          </table:table-cell>
          <table:table-cell office:value-type="float" office:value="3.439" calcext:value-type="float">
            <text:p>3,439</text:p>
          </table:table-cell>
          <table:table-cell/>
        </table:table-row>
        <table:table-row table:style-name="ro1">
          <table:table-cell office:value-type="string" calcext:value-type="string">
            <text:p>Number of rare nouns (wordfrecuency&lt;=4)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Number of rare nouns (wordfrecuency&lt;=4) (incidence per 1000 words)</text:p>
          </table:table-cell>
          <table:table-cell office:value-type="float" office:value="37.1025" calcext:value-type="float">
            <text:p>37,1025</text:p>
          </table:table-cell>
          <table:table-cell/>
        </table:table-row>
        <table:table-row table:style-name="ro1">
          <table:table-cell office:value-type="string" calcext:value-type="string">
            <text:p>Number of rare adjectives (wordfrecuency&lt;=4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mber of rare adjectives (wordfrecuency&lt;=4) (incidence per 1000 words)</text:p>
          </table:table-cell>
          <table:table-cell office:value-type="float" office:value="3.5336" calcext:value-type="float">
            <text:p>3,5336</text:p>
          </table:table-cell>
          <table:table-cell/>
        </table:table-row>
        <table:table-row table:style-name="ro1">
          <table:table-cell office:value-type="string" calcext:value-type="string">
            <text:p>Number of rare verbs (wordfrecuency&lt;=4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umber of rare verbs (wordfrecuency&lt;=4) (incidence per 1000 words)</text:p>
          </table:table-cell>
          <table:table-cell office:value-type="float" office:value="14.1343" calcext:value-type="float">
            <text:p>14,1343</text:p>
          </table:table-cell>
          <table:table-cell/>
        </table:table-row>
        <table:table-row table:style-name="ro1">
          <table:table-cell office:value-type="string" calcext:value-type="string">
            <text:p>Number of rare adverbs (wordfrecuency&lt;=4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ber of rare adverbs (wordfrecuency&lt;=4) (incidence per 1000 words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umber of rare content words (wordfrecuency&lt;=4)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Number of rare content words (wordfrecuency&lt;=4) (incidence per 1000 words)</text:p>
          </table:table-cell>
          <table:table-cell office:value-type="float" office:value="54.7703" calcext:value-type="float">
            <text:p>54,7703</text:p>
          </table:table-cell>
          <table:table-cell/>
        </table:table-row>
        <table:table-row table:style-name="ro1">
          <table:table-cell office:value-type="string" calcext:value-type="string">
            <text:p>Number of distinct rare content words (wordfrecuency&lt;=4)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Number of distinct rare content words (wordfrecuency&lt;=4) (incidence per 1000 words)</text:p>
          </table:table-cell>
          <table:table-cell office:value-type="float" office:value="49.47" calcext:value-type="float">
            <text:p>49,47</text:p>
          </table:table-cell>
          <table:table-cell/>
        </table:table-row>
        <table:table-row table:style-name="ro1">
          <table:table-cell office:value-type="string" calcext:value-type="string">
            <text:p>Mean of rare lexical words (word frequency &lt;= 4)</text:p>
          </table:table-cell>
          <table:table-cell office:value-type="float" office:value="11.032" calcext:value-type="float">
            <text:p>11,032</text:p>
          </table:table-cell>
          <table:table-cell/>
        </table:table-row>
        <table:table-row table:style-name="ro1">
          <table:table-cell office:value-type="string" calcext:value-type="string">
            <text:p>Mean of distinct rare lexical words (word frequency &lt;= 4)</text:p>
          </table:table-cell>
          <table:table-cell office:value-type="float" office:value="14.1414" calcext:value-type="float">
            <text:p>14,1414</text:p>
          </table:table-cell>
          <table:table-cell/>
        </table:table-row>
        <table:table-row table:style-name="ro1">
          <table:table-cell office:value-type="string" calcext:value-type="string">
            <text:p>Number of A1 vocabulary in the text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Incidence score of A1 vocabulary <text:s/>(per 1000 words)</text:p>
          </table:table-cell>
          <table:table-cell office:value-type="float" office:value="323.3216" calcext:value-type="float">
            <text:p>323,3216</text:p>
          </table:table-cell>
          <table:table-cell/>
        </table:table-row>
        <table:table-row table:style-name="ro1">
          <table:table-cell office:value-type="string" calcext:value-type="string">
            <text:p>Number of A2 vocabulary in the tex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ncidence score of A2 vocabulary <text:s/>(per 1000 words)</text:p>
          </table:table-cell>
          <table:table-cell office:value-type="float" office:value="38.8693" calcext:value-type="float">
            <text:p>38,8693</text:p>
          </table:table-cell>
          <table:table-cell/>
        </table:table-row>
        <table:table-row table:style-name="ro1">
          <table:table-cell office:value-type="string" calcext:value-type="string">
            <text:p>Number of B1 vocabulary in the tex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ncidence score of B1 vocabulary <text:s/>(per 1000 words)</text:p>
          </table:table-cell>
          <table:table-cell office:value-type="float" office:value="28.2686" calcext:value-type="float">
            <text:p>28,2686</text:p>
          </table:table-cell>
          <table:table-cell/>
        </table:table-row>
        <table:table-row table:style-name="ro1">
          <table:table-cell office:value-type="string" calcext:value-type="string">
            <text:p>Number of B2 vocabulary in the tex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ncidence score of B2 vocabulary <text:s/>(per 1000 words)</text:p>
          </table:table-cell>
          <table:table-cell office:value-type="float" office:value="30.0353" calcext:value-type="float">
            <text:p>30,0353</text:p>
          </table:table-cell>
          <table:table-cell/>
        </table:table-row>
        <table:table-row table:style-name="ro1">
          <table:table-cell office:value-type="string" calcext:value-type="string">
            <text:p>Number of C1 vocabulary in the tex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cidence score of C1 vocabulary <text:s/>(per 1000 words)</text:p>
          </table:table-cell>
          <table:table-cell office:value-type="float" office:value="3.5336" calcext:value-type="float">
            <text:p>3,5336</text:p>
          </table:table-cell>
          <table:table-cell/>
        </table:table-row>
        <table:table-row table:style-name="ro1">
          <table:table-cell office:value-type="string" calcext:value-type="string">
            <text:p>Number of content words not in A1-C1 vocabulary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Incidence score of content words not in A1-C1 vocabulary (per 1000 words)</text:p>
          </table:table-cell>
          <table:table-cell office:value-type="float" office:value="242.0495" calcext:value-type="float">
            <text:p>242,0495</text:p>
          </table:table-cell>
          <table:table-cell/>
        </table:table-row>
        <table:table-row table:style-name="ro1">
          <table:table-cell office:value-type="string" calcext:value-type="string">
            <text:p>Number of content words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Number of content words (incidence per 1000 words)</text:p>
          </table:table-cell>
          <table:table-cell office:value-type="float" office:value="496.4664" calcext:value-type="float">
            <text:p>496,4664</text:p>
          </table:table-cell>
          <table:table-cell/>
        </table:table-row>
        <table:table-row table:style-name="ro1">
          <table:table-cell office:value-type="string" calcext:value-type="string">
            <text:p>Number of nouns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Number of nouns (incidence per 1000 words)</text:p>
          </table:table-cell>
          <table:table-cell office:value-type="float" office:value="254.417" calcext:value-type="float">
            <text:p>254,417</text:p>
          </table:table-cell>
          <table:table-cell/>
        </table:table-row>
        <table:table-row table:style-name="ro1">
          <table:table-cell office:value-type="string" calcext:value-type="string">
            <text:p>Number of adjectiv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umber of adjectives (incidence per 1000 words)</text:p>
          </table:table-cell>
          <table:table-cell office:value-type="float" office:value="63.6042" calcext:value-type="float">
            <text:p>63,6042</text:p>
          </table:table-cell>
          <table:table-cell/>
        </table:table-row>
        <table:table-row table:style-name="ro1">
          <table:table-cell office:value-type="string" calcext:value-type="string">
            <text:p>Number of adverb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umber of adverbs (incidence per 1000 words)</text:p>
          </table:table-cell>
          <table:table-cell office:value-type="float" office:value="40.636" calcext:value-type="float">
            <text:p>40,636</text:p>
          </table:table-cell>
          <table:table-cell/>
        </table:table-row>
        <table:table-row table:style-name="ro1">
          <table:table-cell office:value-type="string" calcext:value-type="string">
            <text:p>Number of verbs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Number of verbs (incidence per 1000 words)</text:p>
          </table:table-cell>
          <table:table-cell office:value-type="float" office:value="137.8092" calcext:value-type="float">
            <text:p>137,8092</text:p>
          </table:table-cell>
          <table:table-cell/>
        </table:table-row>
        <table:table-row table:style-name="ro1">
          <table:table-cell office:value-type="string" calcext:value-type="string">
            <text:p>Left embeddedness (Mean of number of words before the main verb) (SYNLE)</text:p>
          </table:table-cell>
          <table:table-cell office:value-type="float" office:value="4.1667" calcext:value-type="float">
            <text:p>4,1667</text:p>
          </table:table-cell>
          <table:table-cell/>
        </table:table-row>
        <table:table-row table:style-name="ro1">
          <table:table-cell office:value-type="string" calcext:value-type="string">
            <text:p>Number of decendents per noun phrase (mean)</text:p>
          </table:table-cell>
          <table:table-cell office:value-type="float" office:value="1.6894" calcext:value-type="float">
            <text:p>1,6894</text:p>
          </table:table-cell>
          <table:table-cell/>
        </table:table-row>
        <table:table-row table:style-name="ro1">
          <table:table-cell office:value-type="string" calcext:value-type="string">
            <text:p>Number of modifiers per noun phrase (mean) (SYNNP)</text:p>
          </table:table-cell>
          <table:table-cell office:value-type="float" office:value="1.2795" calcext:value-type="float">
            <text:p>1,2795</text:p>
          </table:table-cell>
          <table:table-cell/>
        </table:table-row>
        <table:table-row table:style-name="ro1">
          <table:table-cell office:value-type="string" calcext:value-type="string">
            <text:p>Mean of the number of levels of dependency tree (Depth)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string" calcext:value-type="string">
            <text:p>Number of subordinate clauses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Number of subordinate clauses (incidence per 1000 words)</text:p>
          </table:table-cell>
          <table:table-cell office:value-type="float" office:value="47.7032" calcext:value-type="float">
            <text:p>47,7032</text:p>
          </table:table-cell>
          <table:table-cell/>
        </table:table-row>
        <table:table-row table:style-name="ro1">
          <table:table-cell office:value-type="string" calcext:value-type="string">
            <text:p>Number of relative subordinate clause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mber of relative subordinate clauses (incidence per 1000 words)</text:p>
          </table:table-cell>
          <table:table-cell office:value-type="float" office:value="3.5336" calcext:value-type="float">
            <text:p>3,5336</text:p>
          </table:table-cell>
          <table:table-cell/>
        </table:table-row>
        <table:table-row table:style-name="ro1">
          <table:table-cell office:value-type="string" calcext:value-type="string">
            <text:p>Punctuation marks per sentence (mean)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Number of propositions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Mean of the number of propositions per sentence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Mean of the number of VPs per sentence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Mean of the number of NPs per sentence</text:p>
          </table:table-cell>
          <table:table-cell office:value-type="float" office:value="5.3667" calcext:value-type="float">
            <text:p>5,3667</text:p>
          </table:table-cell>
          <table:table-cell/>
        </table:table-row>
        <table:table-row table:style-name="ro1">
          <table:table-cell office:value-type="string" calcext:value-type="string">
            <text:p>Noun phrase density, incidence (DRNP)</text:p>
          </table:table-cell>
          <table:table-cell office:value-type="float" office:value="284.4523" calcext:value-type="float">
            <text:p>284,4523</text:p>
          </table:table-cell>
          <table:table-cell/>
        </table:table-row>
        <table:table-row table:style-name="ro1">
          <table:table-cell office:value-type="string" calcext:value-type="string">
            <text:p>Verb phrase density, incidence (DRVP)</text:p>
          </table:table-cell>
          <table:table-cell office:value-type="float" office:value="137.8092" calcext:value-type="float">
            <text:p>137,8092</text:p>
          </table:table-cell>
          <table:table-cell/>
        </table:table-row>
        <table:table-row table:style-name="ro1">
          <table:table-cell office:value-type="string" calcext:value-type="string">
            <text:p>Number of passive voice verb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umber of passive voice verbs (incidence per 1000 words)</text:p>
          </table:table-cell>
          <table:table-cell office:value-type="float" office:value="7.0671" calcext:value-type="float">
            <text:p>7,0671</text:p>
          </table:table-cell>
          <table:table-cell/>
        </table:table-row>
        <table:table-row table:style-name="ro1">
          <table:table-cell office:value-type="string" calcext:value-type="string">
            <text:p>Mean of passive voice verbs</text:p>
          </table:table-cell>
          <table:table-cell office:value-type="float" office:value="0.0071" calcext:value-type="float">
            <text:p>0,0071</text:p>
          </table:table-cell>
          <table:table-cell/>
        </table:table-row>
        <table:table-row table:style-name="ro1">
          <table:table-cell office:value-type="string" calcext:value-type="string">
            <text:p>Number of agentless passive voice verb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gentless passive voice density, incidence (DRPVAL)</text:p>
          </table:table-cell>
          <table:table-cell office:value-type="float" office:value="7.0671" calcext:value-type="float">
            <text:p>7,0671</text:p>
          </table:table-cell>
          <table:table-cell/>
        </table:table-row>
        <table:table-row table:style-name="ro1">
          <table:table-cell office:value-type="string" calcext:value-type="string">
            <text:p>Number of negative wor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gation density, incidence (DRNEG)</text:p>
          </table:table-cell>
          <table:table-cell office:value-type="float" office:value="1.7668" calcext:value-type="float">
            <text:p>1,7668</text:p>
          </table:table-cell>
          <table:table-cell/>
        </table:table-row>
        <table:table-row table:style-name="ro1">
          <table:table-cell office:value-type="string" calcext:value-type="string">
            <text:p>Number of verbs in gerund form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Gerund density, incidence (DRGERUND)</text:p>
          </table:table-cell>
          <table:table-cell office:value-type="float" office:value="24.735" calcext:value-type="float">
            <text:p>24,735</text:p>
          </table:table-cell>
          <table:table-cell/>
        </table:table-row>
        <table:table-row table:style-name="ro1">
          <table:table-cell office:value-type="string" calcext:value-type="string">
            <text:p>Number of verbs in infinitive for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finitive density, incidence (DRINF)</text:p>
          </table:table-cell>
          <table:table-cell office:value-type="float" office:value="7.0671" calcext:value-type="float">
            <text:p>7,0671</text:p>
          </table:table-cell>
          <table:table-cell/>
        </table:table-row>
        <table:table-row table:style-name="ro1">
          <table:table-cell office:value-type="string" calcext:value-type="string">
            <text:p>Mean values of polysemy in the WordNet lexicon</text:p>
          </table:table-cell>
          <table:table-cell office:value-type="float" office:value="5.9247" calcext:value-type="float">
            <text:p>5,9247</text:p>
          </table:table-cell>
          <table:table-cell/>
        </table:table-row>
        <table:table-row table:style-name="ro1">
          <table:table-cell office:value-type="string" calcext:value-type="string">
            <text:p>Mean hypernym values of verbs in the WordNet lexicon</text:p>
          </table:table-cell>
          <table:table-cell office:value-type="float" office:value="1.7564" calcext:value-type="float">
            <text:p>1,7564</text:p>
          </table:table-cell>
          <table:table-cell/>
        </table:table-row>
        <table:table-row table:style-name="ro1">
          <table:table-cell office:value-type="string" calcext:value-type="string">
            <text:p>Mean hypernym values of nouns in the WordNet lexicon</text:p>
          </table:table-cell>
          <table:table-cell office:value-type="float" office:value="7.2958" calcext:value-type="float">
            <text:p>7,2958</text:p>
          </table:table-cell>
          <table:table-cell/>
        </table:table-row>
        <table:table-row table:style-name="ro1">
          <table:table-cell office:value-type="string" calcext:value-type="string">
            <text:p>Mean hypernym values of nouns and verbs in the WordNet lexicon</text:p>
          </table:table-cell>
          <table:table-cell office:value-type="float" office:value="5.3318" calcext:value-type="float">
            <text:p>5,3318</text:p>
          </table:table-cell>
          <table:table-cell/>
        </table:table-row>
        <table:table-row table:style-name="ro1">
          <table:table-cell office:value-type="string" calcext:value-type="string">
            <text:p>Noun overlap, adjacent sentences, binary, mean (CRFNOl)</text:p>
          </table:table-cell>
          <table:table-cell office:value-type="float" office:value="0.5882" calcext:value-type="float">
            <text:p>0,5882</text:p>
          </table:table-cell>
          <table:table-cell/>
        </table:table-row>
        <table:table-row table:style-name="ro1">
          <table:table-cell office:value-type="string" calcext:value-type="string">
            <text:p>Noun overlap, all of the sentences in a paragraph or text, binary, mean (CRFNOa)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Argument overlap, adjacent sentences, binary, mean (CRFAOl)</text:p>
          </table:table-cell>
          <table:table-cell office:value-type="float" office:value="0.5882" calcext:value-type="float">
            <text:p>0,5882</text:p>
          </table:table-cell>
          <table:table-cell/>
        </table:table-row>
        <table:table-row table:style-name="ro1">
          <table:table-cell office:value-type="string" calcext:value-type="string">
            <text:p>Argument overlap, all of the sentences in a paragraph or text, binary, mean (CRFAOa)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Stem overlap, adjacent sentences, binary, mean (CRFSOl)</text:p>
          </table:table-cell>
          <table:table-cell office:value-type="float" office:value="0.5882" calcext:value-type="float">
            <text:p>0,5882</text:p>
          </table:table-cell>
          <table:table-cell/>
        </table:table-row>
        <table:table-row table:style-name="ro1">
          <table:table-cell office:value-type="string" calcext:value-type="string">
            <text:p>Stem overlap, all of the sentences in a paragraph or text, binary, mean (CRFSOa)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string" calcext:value-type="string">
            <text:p>Content word overlap, adjacent sentences, proportional, mean (CRFCWO1)</text:p>
          </table:table-cell>
          <table:table-cell office:value-type="float" office:value="0.0642" calcext:value-type="float">
            <text:p>0,0642</text:p>
          </table:table-cell>
          <table:table-cell/>
        </table:table-row>
        <table:table-row table:style-name="ro1">
          <table:table-cell office:value-type="string" calcext:value-type="string">
            <text:p>Content word overlap, adjacent sentences, proportional, standard deviation (CRFCWO1d)</text:p>
          </table:table-cell>
          <table:table-cell office:value-type="float" office:value="0.045" calcext:value-type="float">
            <text:p>0,045</text:p>
          </table:table-cell>
          <table:table-cell/>
        </table:table-row>
        <table:table-row table:style-name="ro1">
          <table:table-cell office:value-type="string" calcext:value-type="string">
            <text:p>Content word overlap, all of the sentences in a paragraph or text, proportional, mean (CRFCWOa)</text:p>
          </table:table-cell>
          <table:table-cell office:value-type="float" office:value="0.0193" calcext:value-type="float">
            <text:p>0,0193</text:p>
          </table:table-cell>
          <table:table-cell/>
        </table:table-row>
        <table:table-row table:style-name="ro1">
          <table:table-cell office:value-type="string" calcext:value-type="string">
            <text:p>Content word overlap, all of the sentences in a paragraph or text, proportional, standard deviation (CRFCWOad)</text:p>
          </table:table-cell>
          <table:table-cell office:value-type="float" office:value="0.0399" calcext:value-type="float">
            <text:p>0,0399</text:p>
          </table:table-cell>
          <table:table-cell/>
        </table:table-row>
        <table:table-row table:style-name="ro1">
          <table:table-cell office:value-type="string" calcext:value-type="string">
            <text:p>Number of connectives (incidence per 1000 words)</text:p>
          </table:table-cell>
          <table:table-cell office:value-type="float" office:value="68.9046" calcext:value-type="float">
            <text:p>68,9046</text:p>
          </table:table-cell>
          <table:table-cell/>
        </table:table-row>
        <table:table-row table:style-name="ro1">
          <table:table-cell office:value-type="string" calcext:value-type="string">
            <text:p>Causal connectives (incidence per 1000 words)</text:p>
          </table:table-cell>
          <table:table-cell office:value-type="float" office:value="3.5336" calcext:value-type="float">
            <text:p>3,5336</text:p>
          </table:table-cell>
          <table:table-cell/>
        </table:table-row>
        <table:table-row table:style-name="ro1">
          <table:table-cell office:value-type="string" calcext:value-type="string">
            <text:p>Logical connectives (incidence per 1000 words)</text:p>
          </table:table-cell>
          <table:table-cell office:value-type="float" office:value="54.7703" calcext:value-type="float">
            <text:p>54,7703</text:p>
          </table:table-cell>
          <table:table-cell/>
        </table:table-row>
        <table:table-row table:style-name="ro1">
          <table:table-cell office:value-type="string" calcext:value-type="string">
            <text:p>Adversative/contrastive connectives (incidence per 1000 words)</text:p>
          </table:table-cell>
          <table:table-cell office:value-type="float" office:value="5.3004" calcext:value-type="float">
            <text:p>5,3004</text:p>
          </table:table-cell>
          <table:table-cell/>
        </table:table-row>
        <table:table-row table:style-name="ro1">
          <table:table-cell office:value-type="string" calcext:value-type="string">
            <text:p>Temporal connectives (incidence per 1000 words)</text:p>
          </table:table-cell>
          <table:table-cell office:value-type="float" office:value="5.3004" calcext:value-type="float">
            <text:p>5,3004</text:p>
          </table:table-cell>
          <table:table-cell/>
        </table:table-row>
        <table:table-row table:style-name="ro1">
          <table:table-cell office:value-type="string" calcext:value-type="string">
            <text:p>Conditional connectives (incidence per 1000 words)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7:51:01.5844710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3T22:20:47.326505828</dc:date>
    <meta:editing-duration>PT4H34M5S</meta:editing-duration>
    <meta:editing-cycles>2</meta:editing-cycles>
    <meta:generator>LibreOffice/6.0.7.3$Linux_X86_64 LibreOffice_project/00m0$Build-3</meta:generator>
    <meta:document-statistic meta:table-count="1" meta:cell-count="746" meta:object-count="0"/>
  </office:meta>
</office:document-meta>
</file>